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ção</text:p>
      <text:p text:style-name="Standard"/>
      <text:p text:style-name="P1"><text:tab/>O aprendizado de uma linguagem de programação, principalmente se for o primeiro contato com a programação de computadores, nem sempre acontece de maneira fácil. Existem inúmeros fatores que podem dificultar este aprendizado, tais como: dificuldade com as palavras estrangeiras, dificuldade na abstração do problema e falta de estímulo. E um fator que contribui para que estes problemas permaneçam é a falta de ferramentas que aproximam o aprendiz do professor. Se faz necessário instrumentos capazes de manter o professor em contato com o aluno, sempre a parte de sua evolução e do que necessitam para continuar com um aprendizado de q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a Turismo</meta:initial-creator>
    <meta:creation-date>2011-05-05T10:28:02</meta:creation-date>
    <meta:document-statistic meta:table-count="0" meta:image-count="0" meta:object-count="0" meta:page-count="1" meta:paragraph-count="2" meta:word-count="101" meta:character-count="655"/>
    <dc:date>2011-05-05T12:01:22</dc:date>
    <dc:creator>Mara Turismo</dc:creator>
    <meta:editing-duration>PT1M7S</meta:editing-duration>
    <meta:editing-cycles>1</meta:editing-cycles>
    <meta:generator>BrOffice.org/3.3$Unix OpenOffice.org_project/330m20$Build-9567</meta:generator>
  </office:meta>
</office:document-meta>
</file>